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30" style:family="table-row">
      <style:table-row-properties style:row-height="0.801cm"/>
    </style:style>
    <style:style style:name="Спецификация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61" style:family="table-row">
      <style:table-row-properties style:row-height="0.834cm"/>
    </style:style>
    <style:style style:name="Спецификация.A6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аголовок_20_графы_20_таблицы">
      <style:text-properties style:text-rotation-angle="90" style:text-rotation-scale="line-height"/>
    </style:style>
    <style:style style:name="P8" style:family="paragraph" style:parent-style-name="Заголовок_20_графы_20_таблицы">
      <style:text-properties style:text-rotation-angle="90" style:text-rotation-scale="line-height" style:text-scale="85%"/>
    </style:style>
    <style:style style:name="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10" style:family="paragraph" style:parent-style-name="Значение_20_графы_20_форматной_20_рамки">
      <style:text-properties fo:font-size="18pt" officeooo:rsid="009e1a38" officeooo:paragraph-rsid="009e1a38" style:font-size-asian="18pt" style:font-size-complex="18pt" style:text-scale="100%"/>
    </style:style>
    <style:style style:name="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style:text-scale="100%"/>
    </style:style>
    <style:style style:name="P14" style:family="paragraph" style:parent-style-name="Наименование">
      <style:text-properties style:text-scale="100%"/>
    </style:style>
    <style:style style:name="P15" style:family="paragraph" style:parent-style-name="Наименование">
      <style:text-properties officeooo:paragraph-rsid="009d4740" style:text-scale="100%"/>
    </style:style>
    <style:style style:name="P16" style:family="paragraph" style:parent-style-name="Наименование">
      <style:text-properties officeooo:paragraph-rsid="009e1a38" style:text-scale="100%"/>
    </style:style>
    <style:style style:name="P17" style:family="paragraph" style:parent-style-name="Наименование">
      <style:text-properties style:text-scale="98%"/>
    </style:style>
    <style:style style:name="P18" style:family="paragraph" style:parent-style-name="Поз.">
      <style:text-properties style:text-scale="100%"/>
    </style:style>
    <style:style style:name="P19" style:family="paragraph" style:parent-style-name="Примечание">
      <style:text-properties style:text-scale="100%"/>
    </style:style>
    <style:style style:name="P20" style:family="paragraph" style:parent-style-name="Примечание">
      <style:text-properties style:text-scale="98%"/>
    </style:style>
    <style:style style:name="P21" style:family="paragraph" style:parent-style-name="Примечание">
      <style:text-properties style:text-scale="93%"/>
    </style:style>
    <style:style style:name="P22" style:family="paragraph" style:parent-style-name="Примечание">
      <style:text-properties style:text-scale="82%"/>
    </style:style>
    <style:style style:name="P23" style:family="paragraph" style:parent-style-name="Пустой" style:master-page-name="Первый_20_лист_20_1">
      <style:paragraph-properties style:page-number="auto"/>
    </style:style>
    <style:style style:name="P24" style:family="paragraph" style:parent-style-name="Формат">
      <style:text-properties style:text-scale="86%"/>
    </style:style>
    <style:style style:name="T1" style:family="text">
      <style:text-properties officeooo:rsid="009e1a38"/>
    </style:style>
    <style:style style:name="T2" style:family="text">
      <style:text-properties officeooo:rsid="009d29e7"/>
    </style:style>
    <style:style style:name="T3" style:family="text">
      <style:text-properties style:font-name="OpenGost Type B TT" officeooo:rsid="009d29e7"/>
    </style:style>
    <style:style style:name="T4" style:family="text">
      <style:text-properties style:font-name="OpenGost Type B TT1" officeooo:rsid="009d29e7"/>
    </style:style>
    <style:style style:name="T5" style:family="text">
      <style:text-properties style:font-name="OpenGost Type B TT1" officeooo:rsid="009e1a38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8">Формат</text:p>
            </table:table-cell>
            <table:table-cell table:style-name="Спецификация.B1" office:value-type="string">
              <text:p text:style-name="P7">Зона</text:p>
            </table:table-cell>
            <table:table-cell table:style-name="Спецификация.C1" office:value-type="string">
              <text:p text:style-name="P7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7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окументац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Схема электрическ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ринципиальн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7" office:value-type="string">
            <text:p text:style-name="P24">A4</text:p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еречень элементов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етали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лата печатная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Прочие издел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01uF 50V 0603</text:p>
          </table:table-cell>
          <table:table-cell table:style-name="Спецификация.E3" office:value-type="string">
            <text:p text:style-name="P13">6</text:p>
          </table:table-cell>
          <table:table-cell table:style-name="Спецификация.E3" office:value-type="string">
            <text:p text:style-name="P19">C26, C28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30, C32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37, C38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1uF 100V 0805</text:p>
          </table:table-cell>
          <table:table-cell table:style-name="Спецификация.E3" office:value-type="string">
            <text:p text:style-name="P13">6</text:p>
          </table:table-cell>
          <table:table-cell table:style-name="Спецификация.E3" office:value-type="string">
            <text:p text:style-name="P20">C5, C8, C9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18, C22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39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1uF 50V 0603</text:p>
          </table:table-cell>
          <table:table-cell table:style-name="Спецификация.E3" office:value-type="string">
            <text:p text:style-name="P13">17</text:p>
          </table:table-cell>
          <table:table-cell table:style-name="Спецификация.E3" office:value-type="string">
            <text:p text:style-name="P19">C15-C17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19-C21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24, C25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27, C29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31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33-C36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C40, C41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1uF 50V 0805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19">C3, C6, C7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33uF 50V 0603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C23</text:p>
          </table:table-cell>
        </table:table-row>
        <text:soft-page-break/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7">10uF 50V 1210 GRM32ER71H106K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C10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1uF 100V 0805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C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270 pf X7R 1206 2000v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C2, C1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202R18W271KW4E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0" style:data-style-name="N0">1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4,7uF 50V 0805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21">C4, C11, C1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1" style:data-style-name="N0">1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47uF 63V D10,5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C14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2" style:data-style-name="N0">1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KPA-3010CGCK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D1, D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3" style:data-style-name="N0">1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SMAJ12A (SMA)</text:p>
          </table:table-cell>
          <table:table-cell table:style-name="Спецификация.E3" office:value-type="string">
            <text:p text:style-name="P13">4</text:p>
          </table:table-cell>
          <table:table-cell table:style-name="Спецификация.E3" office:value-type="string">
            <text:p text:style-name="P19">D3-D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4" style:data-style-name="N0">1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SMBJ3.3A (SMB)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D7, D8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5" style:data-style-name="N0">1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452.500MRL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F1</text:p>
          </table:table-cell>
        </table:table-row>
        <table:table-row table:style-name="Спецификация.30">
          <table:table-cell table:style-name="Спецификация.A42" office:value-type="string">
            <text:p text:style-name="Формат"/>
          </table:table-cell>
          <table:table-cell table:style-name="Спецификация.B42" office:value-type="string">
            <text:p text:style-name="Зона"/>
          </table:table-cell>
          <table:table-cell table:style-name="Спецификация.C42" office:value-type="string">
            <text:p text:style-name="Поз."/>
          </table:table-cell>
          <table:table-cell table:style-name="Спецификация.D42" office:value-type="string">
            <text:p text:style-name="Обозначение"/>
          </table:table-cell>
          <table:table-cell table:style-name="Спецификация.E42" office:value-type="string">
            <text:p text:style-name="Наименование"/>
          </table:table-cell>
          <table:table-cell table:style-name="Спецификация.F42" office:value-type="string">
            <text:p text:style-name="Кол."/>
          </table:table-cell>
          <table:table-cell table:style-name="Спецификация.G4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6" style:data-style-name="N0">1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I1 (DG141R-04)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J4, J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7" style:data-style-name="N0">1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I2 (DG141R-04)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J3, J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8" style:data-style-name="N0">1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PinHeader_01x02_P2.54mm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J8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19" style:data-style-name="N0">1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PinHeader_01x03_P2.54mm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J7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0" style:data-style-name="N0">2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G141R-10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J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1" style:data-style-name="N0">2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PinHeader_2x03_P2.54mm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J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2" style:data-style-name="N0">2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6,8uH 3,5A ETQP3M6R8KVP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L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3" style:data-style-name="N0">2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IS281- 4 (SOIC-16W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OC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4" style:data-style-name="N0">2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LTV-827S (SMDIP-8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OC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5" style:data-style-name="N0">2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2SC2712 (SOT-23)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19">Q1-Q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6" style:data-style-name="N0">2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TC114ECA (SOT-23)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Q4, Q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61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7" style:data-style-name="N0">2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Спецификация.E3" office:value-type="string">
            <text:p text:style-name="P13">6</text:p>
          </table:table-cell>
          <table:table-cell table:style-name="Спецификация.E3" office:value-type="string">
            <text:p text:style-name="P19">R25, R28,</text:p>
          </table:table-cell>
        </table:table-row>
        <text:soft-page-break/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31, R34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43, R4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8" style:data-style-name="N0">2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1">1206</text:span><text:span text:style-name="T2">-1 </text:span><text:span text:style-name="T1">к</text:span><text:span text:style-name="T2">Ом</text:span><text:span text:style-name="T3">±</text:span><text:span text:style-name="T4">5%-0,25 Вт</text:span></text:p>
          </table:table-cell>
          <table:table-cell table:style-name="Спецификация.E3" office:value-type="string">
            <text:p text:style-name="P13">12</text:p>
          </table:table-cell>
          <table:table-cell table:style-name="Спецификация.E3" office:value-type="string">
            <text:p text:style-name="P19">R23, R24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26, R27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29, R30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32, R33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39-R4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29" style:data-style-name="N0">2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2">0</text:span><text:span text:style-name="T1">603</text:span><text:span text:style-name="T2">-10 </text:span><text:span text:style-name="T1">к</text:span><text:span text:style-name="T2">Ом</text:span><text:span text:style-name="T3">±</text:span><text:span text:style-name="T4">5%-0,</text:span><text:span text:style-name="T5">062</text:span><text:span text:style-name="T4"> Вт</text:span></text:p>
          </table:table-cell>
          <table:table-cell table:style-name="Спецификация.E3" office:value-type="string">
            <text:p text:style-name="P13">6</text:p>
          </table:table-cell>
          <table:table-cell table:style-name="Спецификация.E3" office:value-type="string">
            <text:p text:style-name="P19">R10, R11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13, R14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21, R2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0" style:data-style-name="N0">3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2">0805-10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Спецификация.E3" office:value-type="string">
            <text:p text:style-name="P13">11</text:p>
          </table:table-cell>
          <table:table-cell table:style-name="Спецификация.E3" office:value-type="string">
            <text:p text:style-name="P19">R1, R8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15-R17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35-R38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44, R4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1" style:data-style-name="N0">3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2">0805-1</text:span><text:span text:style-name="T1">5</text:span><text:span text:style-name="T2">0 Ом</text:span><text:span text:style-name="T3">±</text:span><text:span text:style-name="T4">5%-0,125 Вт</text:span>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R5, R7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2" style:data-style-name="N0">3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1">2512</text:span><text:span text:style-name="T2">-</text:span><text:span text:style-name="T1">2,4</text:span><text:span text:style-name="T2"> </text:span><text:span text:style-name="T1">к</text:span><text:span text:style-name="T2">Ом</text:span><text:span text:style-name="T3">±</text:span><text:span text:style-name="T4">5%-</text:span><text:span text:style-name="T5">1</text:span><text:span text:style-name="T4"> Вт</text:span>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22">R9, R12, R20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3" style:data-style-name="N0">3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2">0805-</text:span><text:span text:style-name="T1">4,7</text:span><text:span text:style-name="T2">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Спецификация.E3" office:value-type="string">
            <text:p text:style-name="P13">4</text:p>
          </table:table-cell>
          <table:table-cell table:style-name="Спецификация.E3" office:value-type="string">
            <text:p text:style-name="P19">R2, R4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19">R18, R19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4" style:data-style-name="N0">3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2">0805-</text:span><text:span text:style-name="T1">56</text:span><text:span text:style-name="T2">0 Ом</text:span><text:span text:style-name="T3">±</text:span><text:span text:style-name="T4">5%-0,125 Вт</text:span>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R3, R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5" style:data-style-name="N0">3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<text:span text:style-name="T1">1206</text:span><text:span text:style-name="T2">-</text:span><text:span text:style-name="T1">62</text:span><text:span text:style-name="T2">0 Ом</text:span><text:span text:style-name="T3">±</text:span><text:span text:style-name="T4">5%-0,25 Вт</text:span>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R47</text:p>
          </table:table-cell>
        </table:table-row>
        <table:table-row table:style-name="Спецификация.30">
          <table:table-cell table:style-name="Спецификация.A82" office:value-type="string">
            <text:p text:style-name="Формат"/>
          </table:table-cell>
          <table:table-cell table:style-name="Спецификация.B82" office:value-type="string">
            <text:p text:style-name="Зона"/>
          </table:table-cell>
          <table:table-cell table:style-name="Спецификация.C82" office:value-type="string">
            <text:p text:style-name="Поз."/>
          </table:table-cell>
          <table:table-cell table:style-name="Спецификация.D82" office:value-type="string">
            <text:p text:style-name="Обозначение"/>
          </table:table-cell>
          <table:table-cell table:style-name="Спецификация.E82" office:value-type="string">
            <text:p text:style-name="Наименование"/>
          </table:table-cell>
          <table:table-cell table:style-name="Спецификация.F82" office:value-type="string">
            <text:p text:style-name="Кол."/>
          </table:table-cell>
          <table:table-cell table:style-name="Спецификация.G8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6" style:data-style-name="N0">3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74LVC2G14 (SOT-23-6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U8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7" style:data-style-name="N0">3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ADM3485EARZ-REEL (SOIC-8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U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8" style:data-style-name="N0">3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AM1SS-2403SJZ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U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39" style:data-style-name="N0">3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HEF40106BT (SO-14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U7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40" style:data-style-name="N0">4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L78L05 (SOT89-3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U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8"><text:variable-set text:name="Позиция" text:formula="ooow:Позиция+1" office:value-type="float" office:value="41" style:data-style-name="N0">4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STM32G070RBTx (LQFP-64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19">U3</text:p>
          </table:table-cell>
        </table:table-row>
        <table:table-row table:style-name="Спецификация.30">
          <table:table-cell table:style-name="Спецификация.A90" office:value-type="string">
            <text:p text:style-name="Формат"/>
          </table:table-cell>
          <table:table-cell table:style-name="Спецификация.B90" office:value-type="string">
            <text:p text:style-name="Зона"/>
          </table:table-cell>
          <table:table-cell table:style-name="Спецификация.C90" office:value-type="string">
            <text:p text:style-name="P18"><text:variable-set text:name="Позиция" text:formula="ooow:Позиция+1" office:value-type="float" office:value="42" style:data-style-name="N0">42</text:variable-set></text:p>
          </table:table-cell>
          <table:table-cell table:style-name="Спецификация.D90" office:value-type="string">
            <text:p text:style-name="Обозначение"/>
          </table:table-cell>
          <table:table-cell table:style-name="Спецификация.E3" office:value-type="string">
            <text:p text:style-name="P14">π141M30 (SOIC-16)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19">U4, U9</text:p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officeooo:rsid="009e1a38" officeooo:paragraph-rsid="009e1a38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41"><draw:text-box><text:p text:style-name="MP1">Плата шаговых двигателей</text:p><text:p text:style-name="MP1">Спецификация</text:p></draw:text-box></draw:frame><draw:frame draw:style-name="Mfr1" draw:name="Перв.1: 2 Обозначение документа" text:anchor-type="paragraph" svg:x="8.5cm" svg:y="25.201cm" svg:width="12cm" svg:height="1.499cm" draw:z-index="43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45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4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4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5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5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5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57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5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61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63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65"><draw:text-box><text:p text:style-name="MP4">Пров.</text:p></draw:text-box></draw:frame><draw:frame draw:style-name="Mfr1" draw:name="Перв.1: 10" text:anchor-type="paragraph" svg:x="2cm" svg:y="27.7cm" svg:width="1.7cm" svg:height="0.499cm" draw:z-index="67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69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71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73"><draw:text-box><text:p text:style-name="MP5"/></draw:text-box></draw:frame><draw:frame draw:style-name="Mfr1" draw:name="Перв.1: 11 Пров." text:anchor-type="paragraph" svg:x="3.701cm" svg:y="27.199cm" svg:width="2.3cm" svg:height="0.499cm" draw:z-index="75"><draw:text-box><text:p text:style-name="MP5"/></draw:text-box></draw:frame><draw:frame draw:style-name="Mfr1" draw:name="Перв.1: 11" text:anchor-type="paragraph" svg:x="3.701cm" svg:y="27.7cm" svg:width="2.3cm" svg:height="0.499cm" draw:z-index="77"><draw:text-box><text:p text:style-name="MP5"/></draw:text-box></draw:frame><draw:frame draw:style-name="Mfr1" draw:name="Перв.1: 11 Н. контр." text:anchor-type="paragraph" svg:x="3.701cm" svg:y="28.199cm" svg:width="2.3cm" svg:height="0.499cm" draw:z-index="79"><draw:text-box><text:p text:style-name="MP5"/></draw:text-box></draw:frame><draw:frame draw:style-name="Mfr1" draw:name="Перв.1: 11 Утв." text:anchor-type="paragraph" svg:x="3.701cm" svg:y="28.7cm" svg:width="2.3cm" svg:height="0.499cm" draw:z-index="81"><draw:text-box><text:p text:style-name="MP5"/></draw:text-box></draw:frame><draw:frame draw:style-name="Mfr1" draw:name="Перв.1: 13 Разраб." text:anchor-type="paragraph" svg:x="7.5cm" svg:y="26.7cm" svg:width="1cm" svg:height="0.499cm" draw:z-index="82"><draw:text-box><text:p text:style-name="MP5"/></draw:text-box></draw:frame><draw:frame draw:style-name="Mfr1" draw:name="Перв.1: 13 Пров." text:anchor-type="paragraph" svg:x="7.5cm" svg:y="27.199cm" svg:width="1cm" svg:height="0.499cm" draw:z-index="80"><draw:text-box><text:p text:style-name="MP5"/></draw:text-box></draw:frame><draw:frame draw:style-name="Mfr1" draw:name="Перв.1: 13" text:anchor-type="paragraph" svg:x="7.5cm" svg:y="27.7cm" svg:width="1cm" svg:height="0.499cm" draw:z-index="78"><draw:text-box><text:p text:style-name="MP5"/></draw:text-box></draw:frame><draw:frame draw:style-name="Mfr1" draw:name="Перв.1: 13 Н. контр." text:anchor-type="paragraph" svg:x="7.5cm" svg:y="28.199cm" svg:width="1cm" svg:height="0.499cm" draw:z-index="76"><draw:text-box><text:p text:style-name="MP5"/></draw:text-box></draw:frame><draw:frame draw:style-name="Mfr1" draw:name="Перв.1: 13 Утв." text:anchor-type="paragraph" svg:x="7.5cm" svg:y="28.7cm" svg:width="1cm" svg:height="0.499cm" draw:z-index="74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72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7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6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6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6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6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5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5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5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5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5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4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4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4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8">Плата шаговых двигателей</text:p><text:p text:style-name="MP8">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8">Плата шаговых двигателей</text:p><text:p text:style-name="MP8">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8">Плата шаговых двигателей</text:p><text:p text:style-name="MP8">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9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37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5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33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31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7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5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3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1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1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7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15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3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11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9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7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5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3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3:56:54.592000000</meta:creation-date>
    <meta:editing-duration>PT16M55S</meta:editing-duration>
    <meta:editing-cycles>3</meta:editing-cycles>
    <meta:generator>LibreOffice/24.2.2.2$Windows_X86_64 LibreOffice_project/d56cc158d8a96260b836f100ef4b4ef25d6f1a01</meta:generator>
    <dc:date>2024-06-20T14:24:17.193000000</dc:date>
    <meta:print-date>2024-06-20T14:03:19.348000000</meta:print-date>
    <meta:printed-by>Файлы PDF</meta:printed-by>
    <meta:document-statistic meta:table-count="1" meta:image-count="0" meta:object-count="0" meta:page-count="3" meta:paragraph-count="311" meta:word-count="446" meta:character-count="2215" meta:non-whitespace-character-count="2035"/>
  </office:meta>
</office:document-meta>
</file>